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49f" officeooo:paragraph-rsid="000ff277"/>
    </style:style>
    <style:style style:name="P2" style:family="paragraph" style:parent-style-name="Standard">
      <style:text-properties officeooo:rsid="000f249f" officeooo:paragraph-rsid="00170405"/>
    </style:style>
    <style:style style:name="P3" style:family="paragraph" style:parent-style-name="Standard">
      <style:text-properties officeooo:rsid="000f249f" officeooo:paragraph-rsid="000f249f"/>
    </style:style>
    <style:style style:name="P4" style:family="paragraph" style:parent-style-name="Standard">
      <style:text-properties officeooo:rsid="001332aa" officeooo:paragraph-rsid="0016a580"/>
    </style:style>
    <style:style style:name="P5" style:family="paragraph" style:parent-style-name="Standard">
      <style:text-properties officeooo:rsid="001062c1" officeooo:paragraph-rsid="00170405"/>
    </style:style>
    <style:style style:name="P6" style:family="paragraph" style:parent-style-name="Standard">
      <style:text-properties officeooo:rsid="001062c1" officeooo:paragraph-rsid="0019fd14"/>
    </style:style>
    <style:style style:name="P7" style:family="paragraph" style:parent-style-name="Standard">
      <style:text-properties officeooo:rsid="000ff277" officeooo:paragraph-rsid="0010598b"/>
    </style:style>
    <style:style style:name="P8" style:family="paragraph" style:parent-style-name="Standard">
      <style:text-properties officeooo:rsid="000ff277" officeooo:paragraph-rsid="001062c1"/>
    </style:style>
    <style:style style:name="P9" style:family="paragraph" style:parent-style-name="Standard">
      <style:text-properties officeooo:rsid="000ff277" officeooo:paragraph-rsid="00170405"/>
    </style:style>
    <style:style style:name="P10" style:family="paragraph" style:parent-style-name="Standard">
      <style:text-properties officeooo:rsid="000ff277" officeooo:paragraph-rsid="00187a25"/>
    </style:style>
    <style:style style:name="P11" style:family="paragraph" style:parent-style-name="Standard">
      <style:text-properties fo:font-size="12pt" officeooo:rsid="000f249f" officeooo:paragraph-rsid="00170405" style:font-size-asian="10.5pt" style:font-size-complex="12pt"/>
    </style:style>
    <style:style style:name="P12" style:family="paragraph" style:parent-style-name="Standard">
      <style:text-properties fo:font-size="12pt" officeooo:rsid="000f249f" officeooo:paragraph-rsid="00170405" style:font-size-asian="10.5pt" style:font-size-complex="12pt"/>
    </style:style>
    <style:style style:name="P13" style:family="paragraph" style:parent-style-name="Standard">
      <style:text-properties fo:font-size="12pt" officeooo:rsid="001332aa" officeooo:paragraph-rsid="00187a25" style:font-size-asian="10.5pt" style:font-size-complex="12pt"/>
    </style:style>
    <style:style style:name="P14" style:family="paragraph" style:parent-style-name="Standard">
      <style:text-properties officeooo:rsid="0015f366" officeooo:paragraph-rsid="0016a580"/>
    </style:style>
    <style:style style:name="P15" style:family="paragraph" style:parent-style-name="Standard">
      <style:text-properties officeooo:rsid="000ff277" officeooo:paragraph-rsid="0010598b"/>
    </style:style>
    <style:style style:name="T1" style:family="text">
      <style:text-properties officeooo:rsid="000f249f"/>
    </style:style>
    <style:style style:name="T2" style:family="text">
      <style:text-properties officeooo:rsid="000ff277"/>
    </style:style>
    <style:style style:name="T3" style:family="text">
      <style:text-properties officeooo:rsid="00105726"/>
    </style:style>
    <style:style style:name="T4" style:family="text">
      <style:text-properties officeooo:rsid="0010598b"/>
    </style:style>
    <style:style style:name="T5" style:family="text">
      <style:text-properties officeooo:rsid="0011bca6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60pt" officeooo:rsid="000f249f" style:font-size-asian="60pt" style:font-size-complex="60pt"/>
    </style:style>
    <style:style style:name="T8" style:family="text">
      <style:text-properties officeooo:rsid="00170405"/>
    </style:style>
    <style:style style:name="T9" style:family="text">
      <style:text-properties fo:font-size="12pt" officeooo:rsid="000f249f" style:font-size-asian="10.5pt" style:font-size-complex="12pt"/>
    </style:style>
    <style:style style:name="T10" style:family="text">
      <style:text-properties fo:font-size="12pt" officeooo:rsid="001332aa" style:font-size-asian="10.5pt" style:font-size-complex="12pt"/>
    </style:style>
    <style:style style:name="T11" style:family="text">
      <style:text-properties fo:font-size="12pt" officeooo:rsid="0015f366" style:font-size-asian="10.5pt" style:font-size-complex="12pt"/>
    </style:style>
    <style:style style:name="T12" style:family="text">
      <style:text-properties fo:font-size="12pt" officeooo:rsid="0019fd14" style:font-size-asian="10.5pt" style:font-size-complex="12pt"/>
    </style:style>
    <style:style style:name="T13" style:family="text">
      <style:text-properties officeooo:rsid="001aac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xto narrativ<text:span text:style-name="T8">o</text:span></text:p>
      <text:p text:style-name="P7"/>
      <text:p text:style-name="P7"><text:span text:style-name="T13">OBSERVAÇÃO: Pôr pedaço do video parte um para introdução do Video II</text:span><text:tab/></text:p>
      <text:p text:style-name="P6"><text:span text:style-name="T6">“</text:span><text:span text:style-name="T12">O cotidiano está repleto de problemas. Um deles é com o descarte indevido de resíduo sólidos. <text:s/></text:span></text:p>
      <text:p text:style-name="P6"><text:span text:style-name="T12"><text:s/></text:span><text:span text:style-name="T9">Neste contexto, <text:s/>surge internet das coisas, com seus sistemas inteligentes que auxiliam o ser humano a lidar com a universalização de ideias interativas que possibilitam a incorporação de sistemas gestores. <text:s/></text:span></text:p>
      <text:p text:style-name="P11"/>
      <text:p text:style-name="P5">Em Barcelona, por exemplo, espera-se que em cinco anos, não seja mais necessário que caminhões transitem pelas ruas para coletar as sacolas de resíduos orgânicos e inorgânicos. <text:span text:style-name="T8">(Cenas de barcelona)</text:span></text:p>
      <text:p text:style-name="P8"/>
      <text:p text:style-name="P2">O mercado <text:span text:style-name="T2">mundial </text:span>tem produzido seus produtos <text:span text:style-name="T2">comerciais</text:span>, e junto com eles as embalagens <text:span text:style-name="T2">que estão espalhando-se por oceanos, mares, rios, e lagoas pelas mãos dos consumidores. A respeito disso está a falta de conhecimento e políticas públicas voltadas para a educação do descarte correto do lixo</text:span>. <text:span text:style-name="T8">(Cenas sobre reportagens em Recife, como aquela que tratou sobre o jovem negro misturado no lixo)...</text:span></text:p>
      <text:p text:style-name="P2"><text:s/></text:p>
      <text:p text:style-name="P2"><text:tab/><text:span text:style-name="T5">Nestes casos, também,</text:span> conhecido por resíduos inorgânicos, os copos descartáveis, garrafas, embalagens plásticas, sacolas, o papel, o papelão, o pano, a borracha... <text:span text:style-name="T4">Estão na lista d</text:span>entre outros elementos que tem a sua estimativa de vida longa, exist<text:span text:style-name="T2">indo </text:span>inclusive, os que possuem permanência i<text:span text:style-name="T2">n</text:span>determinada.</text:p>
      <text:p text:style-name="P2"/>
      <text:p text:style-name="P9">Para se ter uma ideia, o copinho de plástico <text:span text:style-name="T3">possui</text:span> 100 anos de vida. </text:p>
      <text:p text:style-name="P11"/>
      <text:p text:style-name="P9">Apesar <text:span text:style-name="T5">de </text:span>que haja sobre o papel da industria o dever de colaborar com as discussões levantadas em fóruns a exemplo do Rio mais 20, é necessário mais que só planejar. É necessário divulgar com campanhas e autonomia o papel com os organismos ambientais das cidades. <text:s/></text:p>
      <text:p text:style-name="P13"/>
      <text:p text:style-name="P10"><text:span text:style-name="T10">Foi nesta expectativa de solucionar os problemas com a dispersão, ora essa desinformação que atinge uma grande leva de pessoas, </text:span><text:span text:style-name="T11">que a lixeira sensitiva surgiu nas respectivas discussões no curso <text:s/>Internet das Coisa por uma cidade sensitiva. O acesso a este documento, foi possível, com a consultoria da empresa 3ecologias, juntamente a sua parceira, a Escola de Arte e Tecnologia Oikabum. <text:s/></text:span><text:span text:style-name="T7">”</text:span><text:span text:style-name="T1"> </text:span></text:p>
      <text:p text:style-name="P2"/>
      <text:p text:style-name="P4"/>
      <text:p text:style-name="P14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2:18:08.007816829</meta:creation-date>
    <dc:date>2015-04-15T22:21:25.98</dc:date>
    <meta:editing-duration>PT34M16S</meta:editing-duration>
    <meta:editing-cycles>13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12" meta:word-count="318" meta:character-count="2020" meta:non-whitespace-character-count="1696"/>
  </office:meta>
</office:document-meta>
</file>